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2_22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1, FF 32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abato Morais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William F. V. Noble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29 December 1873</text:p>
      <text:p text:style-name="P4">Month<text:tab/><text:tab/><text:tab/><text:tab/><text:tab/><text:tab/>December</text:p>
      <text:p text:style-name="P4">Year<text:tab/><text:tab/><text:tab/><text:tab/><text:tab/><text:tab/>1873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ennsylvania<text:tab/><text:tab/><text:tab/>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/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2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/text:p>
      <text:p text:style-name="P4">Postma<text:tab/>rk<text:tab/><text:tab/><text:tab/><text:tab/><text:tab/>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2"><text:span text:style-name="T1">Revd William F. V. Noble/</text:span></text:p>
      <text:p text:style-name="P2"><text:span text:style-name="T1">Dear Sir/</text:span></text:p>
      <text:p text:style-name="P2"><text:span text:style-name="T1"><text:tab/>After an ineffectual attempt to furnish you/ with a fitting description of the lives and labors of prominent/ men among the Jewish Clergy, I find myself compelled to refer/ you to those whose [crossed-out: acquaintance with] knowledge of the subject will/ enable them to do to it full justice. <text:s/>Annexed is a/ list of persons, who will either undertake the task, or aid you/ materially towards its accomplishment. <text:s/>As to myself, I/ must decline the honor of occupying a space in your history./ <text:s/>I might have said so when we first met, but I thought that/ perhaps the peculiarly patriotic occasion with which my name/ was to be associated, could induce me to overcome a natural disin-/-clination to being brought too prominently before the public. <text:s/>But [crossed-out: I see that I] I could not so prevail an on myself hence I/ have to refuse for your centennial biography, what I have denied/ before to Jewish Editors./</text:span></text:p>
      <text:p text:style-name="P2"><text:span text:style-name="T1"><text:tab/><text:tab/><text:tab/><text:tab/><text:tab/><text:tab/><text:tab/><text:tab/><text:tab/>Yours respectfully/</text:span></text:p>
      <text:p text:style-name="P2"><text:span text:style-name="T1"><text:tab/><text:tab/><text:tab/><text:tab/><text:tab/><text:tab/><text:tab/><text:tab/><text:tab/><text:tab/>S Morais/</text:span></text:p>
      <text:p text:style-name="P2"><text:span text:style-name="T1">December 29</text:span><text:span text:style-name="T2">th</text:span><text:span text:style-name="T1"> 1873./</text:span></text:p>
      <text:p text:style-name="P2"><text:span text:style-name="T1"><text:tab/>546 Nth 5</text:span><text:span text:style-name="T2">th</text:span><text:span text:style-name="T1"> St/</text:span></text:p>
      <text:p text:style-name="P2"><text:span text:style-name="T1"/></text:p>
      <text:p text:style-name="P2"><text:span text:style-name="T1">[Page 2]</text:span></text:p>
      <text:p text:style-name="P2"><text:span text:style-name="T1"><text:tab/>Mayer Sulzberger Esqre is [crossed-out: the] best able/ to write a biography of the late Revd Isaac Leeser of our city./ <text:s/>Revd S. M. Isaacs of New York that of the late DM(/)/ Raphall, and his own./</text:span></text:p>
      <text:p text:style-name="P2"><text:span text:style-name="T1">Revd Dr Isaac M. Wise of Cincinnati, his autobiography./</text:span></text:p>
      <text:p text:style-name="P2"><text:span text:style-name="T1">Revd Dr M. Lilienthal “ “ “ “/</text:span></text:p>
      <text:p text:style-name="P2"><text:span text:style-name="T1">Revd Dr Mayer of Cleveland “ “/</text:span></text:p>
      <text:p text:style-name="P2"><text:span text:style-name="T1">Revd Dr Gutheim of New Orleans “ “ and/</text:span></text:p>
      <text:p text:style-name="P2"><text:span text:style-name="T1">the life and charities of the late Judah Touro, a princely/ merchant of that city./</text:span></text:p>
      <text:p text:style-name="P2"><text:span text:style-name="T1">Revd Elkanah Cohen of San Francisco his autobiography/</text:span></text:p>
      <text:p text:style-name="P2"><text:span text:style-name="T1"/></text:p>
      <text:p text:style-name="P2"><text:span text:style-name="T1">There are besides the above, quitea <text:s/>number of learned Ministers/ but thinking you desired the names of the most prominent [crossed-out: known], I have/ done so to the best of my knowledg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9T09:42:59</meta:creation-date>
    <dc:date>2009-05-19T10:09:06</dc:date>
    <dc:language>en-US</dc:language>
    <meta:editing-cycles>2</meta:editing-cycles>
    <meta:editing-duration>PT5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7" meta:word-count="465" meta:character-count="3026"/>
  </office:meta>
</office:document-meta>
</file>